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Heard the Bells on Christmas Day</text:p>
      <text:p text:style-name="P1"/>
      <text:p text:style-name="P3">I heard the bells on Christmas day,</text:p>
      <text:p text:style-name="P3">Their old familiar carols play,</text:p>
      <text:p text:style-name="P3">And wild and sweet the words repeat</text:p>
      <text:p text:style-name="P3">Of peace on earth, goodwill to men.</text:p>
      <text:p text:style-name="P3"/>
      <text:p text:style-name="P3">I thought how, as the day had come,</text:p>
      <text:p text:style-name="P3">The belfries of all Christendom</text:p>
      <text:p text:style-name="P3">Had rolled along th' unbroken song,</text:p>
      <text:p text:style-name="P3">Of peace on earth, goodwill to men.</text:p>
      <text:p text:style-name="P3"/>
      <text:p text:style-name="P3">And in despair I moved my head:</text:p>
      <text:p text:style-name="P3">“There is no peace on earth,” I said,</text:p>
      <text:p text:style-name="P3">“For hate is strong ad mocks the song</text:p>
      <text:p text:style-name="P3">Of peace on earth, goodwill to men.”</text:p>
      <text:p text:style-name="P3"/>
      <text:p text:style-name="P3">Then pealed the bells more loud and deep:</text:p>
      <text:p text:style-name="P3">“God is not dead, nor doth He sleep;</text:p>
      <text:p text:style-name="P3">The wrong shall fail, the right prevail,</text:p>
      <text:p text:style-name="P3">With peace on earth, goodwill to men.”</text:p>
      <text:p text:style-name="P3"/>
      <text:p text:style-name="P3"/>
      <text:p text:style-name="P3">Composer: J. Baptiste Calkin</text:p>
      <text:p text:style-name="P3">Lyricist: Henry W. Longfell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22T09:17:41</meta:creation-date>
    <meta:editing-duration>PT7M24S</meta:editing-duration>
    <meta:editing-cycles>2</meta:editing-cycles>
    <meta:generator>OpenOffice/4.1.5$Unix OpenOffice.org_project/415m1$Build-9789</meta:generator>
    <meta:initial-creator>Hank Warren</meta:initial-creator>
    <meta:document-statistic meta:table-count="0" meta:image-count="0" meta:object-count="0" meta:page-count="1" meta:paragraph-count="19" meta:word-count="130" meta:character-count="659"/>
    <dc:date>2018-12-22T09:25:05</dc:date>
    <dc:creator>Hank Warren</dc:creator>
    <meta:template xlink:type="simple" xlink:actuate="onRequest" xlink:title="TubaHymn" xlink:href="../../../../../../Library/Application%20Support/OpenOffice/4/user/template/TubaHymn.ott" meta:date="2018-12-22T09:17:41"/>
  </office:meta>
</office:document-meta>
</file>